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8cm"/>
    </style:style>
    <style:style style:name="co2" style:family="table-column">
      <style:table-column-properties fo:break-before="auto" style:column-width="8.558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1.048cm"/>
    </style:style>
    <style:style style:name="co5" style:family="table-column">
      <style:table-column-properties fo:break-before="auto" style:column-width="0.792cm"/>
    </style:style>
    <style:style style:name="co6" style:family="table-column">
      <style:table-column-properties fo:break-before="auto" style:column-width="1.17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285cm"/>
    </style:style>
    <style:style style:name="co9" style:family="table-column">
      <style:table-column-properties fo:break-before="auto" style:column-width="6.267cm"/>
    </style:style>
    <style:style style:name="co10" style:family="table-column">
      <style:table-column-properties fo:break-before="auto" style:column-width="11.994cm"/>
    </style:style>
    <style:style style:name="co11" style:family="table-column">
      <style:table-column-properties fo:break-before="auto" style:column-width="10.467cm"/>
    </style:style>
    <style:style style:name="co12" style:family="table-column">
      <style:table-column-properties fo:break-before="auto" style:column-width="10.594cm"/>
    </style:style>
    <style:style style:name="co13" style:family="table-column">
      <style:table-column-properties fo:break-before="auto" style:column-width="0.9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style:font-name-asian="Droid Sans Fallback" style:font-name-complex="Lohit Devanagari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Heading">
      <style:paragraph-properties fo:margin-left="0cm"/>
    </style:style>
    <style:style style:name="ce4" style:family="table-cell" style:parent-style-name="Default">
      <style:text-properties style:font-name="Courier 10 Pitch1" style:font-name-asian="Droid Sans Fallback" style:font-size-asian="6pt" style:font-name-complex="Lohit Devanagari" style:font-size-complex="6pt"/>
    </style:style>
    <style:style style:name="ce5" style:family="table-cell" style:parent-style-name="Default" style:data-style-name="N11"/>
    <style:style style:name="ce6" style:family="table-cell" style:parent-style-name="Default">
      <style:text-properties style:font-weight-asian="bold" style:font-weight-complex="bold"/>
    </style:style>
    <style:style style:name="ce7" style:family="table-cell" style:parent-style-name="Heading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tform.h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::platform(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form::platform(platform const&amp; rhs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form::explicit platform(cl_platform_id platid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tform::operator=(platform const&amp; rhs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tform::operator cl_platform_id 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form::assign(platform const&amp; rhs)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latform::is_initialized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tform::id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latform::get_valid_id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latform::get_info(platform_info_t, size_t, void*, size_t*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latform::get_version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latform::get_name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latform::get_vendor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latform::get_extensions() const</text:p>
          </table:table-cell>
          <table:table-cell table:number-columns-repeated="4" table:style-name="ce1" office:value-type="string" calcext:value-type="string">
            <text:p>✓</text:p>
          </table:table-cell>
          <table:table-cell table:style-name="ce4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ry_platform_info(platform const&amp;, platform_query const&amp;)</text:p>
          </table:table-cell>
          <table:table-cell table:number-columns-repeated="3" table:style-name="ce1" office:value-type="string" calcext:value-type="string">
            <text:p>✓</text:p>
          </table:table-cell>
          <table:table-cell table:style-name="ce1"/>
          <table:table-cell table:style-name="ce4" table:formula="of:=([.C16]=&quot;✓&quot;)+([.D16]=&quot;✓&quot;)+([.E16]=&quot;✓&quot;)+([.F16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covered-table-cell table:number-columns-repeated="5"/>
          <table:table-cell table:formula="of:=SUM([.G2:.G16])" office:value-type="float" office:value="59" calcext:value-type="float">
            <text:p>59</text:p>
          </table:table-cell>
          <table:table-cell table:formula="of:=4*[.A19]" office:value-type="float" office:value="60" calcext:value-type="float">
            <text:p>60</text:p>
          </table:table-cell>
          <table:table-cell table:style-name="ce5" table:formula="of:=[.G19]/[.H19]" office:value-type="percentage" office:value="0.983333333333333" calcext:value-type="percentage">
            <text:p>98.33%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.hpp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number-columns-repeated="2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s</text:p>
          </table:table-cell>
          <table:table-cell table:number-columns-repeated="2" office:value-type="string" calcext:value-type="string">
            <text:p>✓</text:p>
          </table:table-cell>
          <table:table-cell/>
          <table:table-cell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_num_platforms()</text:p>
          </table:table-cell>
          <table:table-cell table:number-columns-repeated="4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_platform_ids()</text:p>
          </table:table-cell>
          <table:table-cell table:number-columns-repeated="4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_platforms()</text:p>
          </table:table-cell>
          <table:table-cell table:number-columns-repeated="4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ke_platforms(std::vector&lt;platform_id&gt; const&amp;)</text:p>
          </table:table-cell>
          <table:table-cell table:number-columns-repeated="4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covered-table-cell/>
          <table:covered-table-cell table:number-columns-repeated="4" table:style-name="ce2"/>
          <table:table-cell table:style-name="Default" table:formula="of:=SUM([.G2:.G6])" office:value-type="float" office:value="19" calcext:value-type="float">
            <text:p>19</text:p>
          </table:table-cell>
          <table:table-cell table:formula="of:=4*[.A9]" office:value-type="float" office:value="20" calcext:value-type="float">
            <text:p>20</text:p>
          </table:table-cell>
          <table:table-cell table:style-name="ce5" table:formula="of:=[.G9]/[.H9]" office:value-type="percentage" office:value="0.95" calcext:value-type="percentage">
            <text:p>95.00%</text:p>
          </table:table-cell>
        </table:table-row>
      </table:table>
      <table:table table:name="device.hp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ce2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evice::device() </text:p>
          </table:table-cell>
          <table:table-cell table:number-columns-repeated="4"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vice::device(device const&amp; rhs) </text:p>
          </table:table-cell>
          <table:table-cell table:number-columns-repeated="4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vice::explicit device(cl_device_id devid) </text:p>
          </table:table-cell>
          <table:table-cell table:number-columns-repeated="4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vice::operator=(device const&amp; rhs)</text:p>
          </table:table-cell>
          <table:table-cell table:number-columns-repeated="4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vice::explicit operator cl_device_id 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vice::assign(device const&amp; rhs) </text:p>
          </table:table-cell>
          <table:table-cell table:number-columns-repeated="4" office:value-type="string" calcext:value-type="string">
            <text:p>✓</text:p>
          </table:table-cell>
          <table:table-cell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vice::is_initialized() const </text:p>
          </table:table-cell>
          <table:table-cell table:number-columns-repeated="4" office:value-type="string" calcext:value-type="string">
            <text:p>✓</text:p>
          </table:table-cell>
          <table:table-cell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vice::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vice::get_valid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vice::get_info(device_info_t, size_t, void*, size_t*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vice::get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vice::get_vendor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vice::get_max_compute_unit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vice::get_max_work_item_dimension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vice::get_max_work_group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vice::get_max_work_item_siz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vice::get_preferred_vector_width_char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vice::get_preferred_vector_width_sh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vice::get_preferred_vector_width_i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evice::get_preferred_vector_width_lon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evice::get_preferred_vector_width_floa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evice::get_preferred_vector_width_dou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evice::get_max_clock_frequency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vice::get_address_bit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evice::get_max_read_image_arg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evice::get_max_write_image_arg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evice::get_max_mem_alloc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device::get_image2d_max_width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vice::get_image2d_max_heigh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evice::get_image3d_max_width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evice::get_image3d_max_heigh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2]=&quot;✓&quot;)+([.D32]=&quot;✓&quot;)+([.E32]=&quot;✓&quot;)+([.F3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device::get_image3d_max_depth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3]=&quot;✓&quot;)+([.D33]=&quot;✓&quot;)+([.E33]=&quot;✓&quot;)+([.F3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evice::get_image_supp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evice::get_max_paramet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evice::get_max_sampler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6]=&quot;✓&quot;)+([.D36]=&quot;✓&quot;)+([.E36]=&quot;✓&quot;)+([.F3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vice::get_mem_base_addr_alig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7]=&quot;✓&quot;)+([.D37]=&quot;✓&quot;)+([.E37]=&quot;✓&quot;)+([.F3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vice::get_min_data_type_align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evice::get_single_fp_confi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evice::get_global_mem_cache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vice::get_global_mem_cacheline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evice::get_global_mem_cache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2]=&quot;✓&quot;)+([.D42]=&quot;✓&quot;)+([.E42]=&quot;✓&quot;)+([.F4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device::get_global_mem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device::get_max_constant_buff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4]=&quot;✓&quot;)+([.D44]=&quot;✓&quot;)+([.E44]=&quot;✓&quot;)+([.F4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device::get_max_constant_arg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5]=&quot;✓&quot;)+([.D45]=&quot;✓&quot;)+([.E45]=&quot;✓&quot;)+([.F4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vice::get_local_mem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6]=&quot;✓&quot;)+([.D46]=&quot;✓&quot;)+([.E46]=&quot;✓&quot;)+([.F4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vice::get_local_mem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7]=&quot;✓&quot;)+([.D47]=&quot;✓&quot;)+([.E47]=&quot;✓&quot;)+([.F4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evice::get_error_correction_supp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8]=&quot;✓&quot;)+([.D48]=&quot;✓&quot;)+([.E48]=&quot;✓&quot;)+([.F4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evice::get_profiling_timer_resolut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49]=&quot;✓&quot;)+([.D49]=&quot;✓&quot;)+([.E49]=&quot;✓&quot;)+([.F4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device::get_endian_litt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0]=&quot;✓&quot;)+([.D50]=&quot;✓&quot;)+([.E50]=&quot;✓&quot;)+([.F5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evice::get_availa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evice::get_compiler_availa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2]=&quot;✓&quot;)+([.D52]=&quot;✓&quot;)+([.E52]=&quot;✓&quot;)+([.F5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evice::get_execution_capabiliti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device::get_queue_properti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4]=&quot;✓&quot;)+([.D54]=&quot;✓&quot;)+([.E54]=&quot;✓&quot;)+([.F5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device::get_nam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device::get_vendor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evice::get_driver_vers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evice::get_profi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device::get_vers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device::get_extension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0]=&quot;✓&quot;)+([.D60]=&quot;✓&quot;)+([.E60]=&quot;✓&quot;)+([.F6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device::get_platform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vice::get_double_fp_confi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vice::get_preferred_vector_width_half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vice::get_host_unified_memory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vice::get_native_vector_width_char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5]=&quot;✓&quot;)+([.D65]=&quot;✓&quot;)+([.E65]=&quot;✓&quot;)+([.F6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vice::get_native_vector_width_shor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6]=&quot;✓&quot;)+([.D66]=&quot;✓&quot;)+([.E66]=&quot;✓&quot;)+([.F6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vice::get_native_vector_width_i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7]=&quot;✓&quot;)+([.D67]=&quot;✓&quot;)+([.E67]=&quot;✓&quot;)+([.F6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vice::get_native_vector_width_long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vice::get_native_vector_width_floa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vice::get_native_vector_width_dou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evice::get_native_vector_width_half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1]=&quot;✓&quot;)+([.D71]=&quot;✓&quot;)+([.E71]=&quot;✓&quot;)+([.F7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vice::get_opencl_c_versio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vice::get_linker_availabl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evice::get_built_in_kernel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4]=&quot;✓&quot;)+([.D74]=&quot;✓&quot;)+([.E74]=&quot;✓&quot;)+([.F7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evice::get_image_max_buff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vice::get_image_max_array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vice::get_parent_device_id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vice::get_partition_max_sub_devic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vice::get_partition_properties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79]=&quot;✓&quot;)+([.D79]=&quot;✓&quot;)+([.E79]=&quot;✓&quot;)+([.F79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vice::get_partition_affinity_domain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evice::get_partition_typ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vice::get_reference_cou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evice::get_preferred_interop_user_sync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evice::get_printf_buffer_size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vice::get_image_pitch_alignme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vice::get_image_base_address_alignment(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evice::operator == (device const&amp; x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vice::operator != (device const&amp; x) const</text:p>
          </table:table-cell>
          <table:table-cell table:number-columns-repeated="4" office:value-type="string" calcext:value-type="string">
            <text:p>✓</text:p>
          </table:table-cell>
          <table:table-cell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query_device_info(device const&amp;, device_query const&amp;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89]=&quot;✓&quot;)+([.D89]=&quot;✓&quot;)+([.E89]=&quot;✓&quot;)+([.F89]=&quot;✓&quot;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number-columns-spanned="5" table:number-rows-spanned="2"/>
          <table:covered-table-cell table:number-columns-repeated="4"/>
          <table:table-cell table:style-name="ce7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number-columns-repeated="1015"/>
        </table:table-row>
        <table:table-row table:style-name="ro1">
          <table:table-cell table:formula="of:=[.A89]" office:value-type="float" office:value="88" calcext:value-type="float">
            <text:p>88</text:p>
          </table:table-cell>
          <table:covered-table-cell table:number-columns-repeated="5"/>
          <table:table-cell table:style-name="Default" table:formula="of:=SUM([.G2:.G89])" office:value-type="float" office:value="351" calcext:value-type="float">
            <text:p>351</text:p>
          </table:table-cell>
          <table:table-cell table:formula="of:=4*[.A92]" office:value-type="float" office:value="352" calcext:value-type="float">
            <text:p>352</text:p>
          </table:table-cell>
          <table:table-cell table:style-name="ce5" table:formula="of:=[.G92]/[.H92]" office:value-type="percentage" office:value="0.997159090909091" calcext:value-type="percentage">
            <text:p>99.72%</text:p>
          </table:table-cell>
          <table:table-cell table:number-columns-repeated="1015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vices.hpp" table:style-name="ta1">
        <table:table-column table:style-name="co1" table:default-cell-style-name="Default"/>
        <table:table-column table:style-name="co9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number-columns-repeated="2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ices</text:p>
          </table:table-cell>
          <table:table-cell table:number-columns-repeated="2" office:value-type="string" calcext:value-type="string">
            <text:p>✓</text:p>
          </table:table-cell>
          <table:table-cell/>
          <table:table-cell office:value-type="string" calcext:value-type="string">
            <text:p>✓</text:p>
          </table:table-cell>
          <table:table-cell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t_num_devices(cl_platform_id, 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et_device_ids(cl_platform_id, 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et_devices(cl_platform_id,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_devices(platform const&amp;, device_type_t)</text:p>
          </table:table-cell>
          <table:table-cell table:number-columns-repeated="4" office:value-type="string" calcext:value-type="string">
            <text:p>✓</text:p>
          </table:table-cell>
          <table:table-cell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ke_platforms(std::vector&lt;platform_id&gt; const&amp;)</text:p>
          </table:table-cell>
          <table:table-cell table:number-columns-repeated="4" office:value-type="string" calcext:value-type="string">
            <text:p>✓</text:p>
          </table:table-cell>
          <table:table-cell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covered-table-cell/>
          <table:covered-table-cell table:number-columns-repeated="4" table:style-name="ce2"/>
          <table:table-cell table:style-name="Default" table:formula="of:=SUM([.G2:.G7])" office:value-type="float" office:value="23" calcext:value-type="float">
            <text:p>23</text:p>
          </table:table-cell>
          <table:table-cell table:formula="of:=4*[.A10]" office:value-type="float" office:value="24" calcext:value-type="float">
            <text:p>24</text:p>
          </table:table-cell>
          <table:table-cell table:style-name="ce5" table:formula="of:=[.G10]/[.H10]" office:value-type="percentage" office:value="0.958333333333333" calcext:value-type="percentage">
            <text:p>95.83%</text:p>
          </table:table-cell>
        </table:table-row>
      </table:table>
      <table:table table:name="platform_layer.hpp" table:style-name="ta1">
        <table:table-column table:style-name="co1" table:default-cell-style-name="Default"/>
        <table:table-column table:style-name="co10" table:default-cell-style-name="Default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4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latform_layer::platform_layer()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2]=&quot;✓&quot;)+([.D2]=&quot;✓&quot;)+([.E2]=&quot;✓&quot;)+([.F2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tform_layer::get_platforms(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3]=&quot;✓&quot;)+([.D3]=&quot;✓&quot;)+([.E3]=&quot;✓&quot;)+([.F3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tform_layer::get_devices(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4]=&quot;✓&quot;)+([.D4]=&quot;✓&quot;)+([.E4]=&quot;✓&quot;)+([.F4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latform_layer::get_devices(platform const&amp;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5]=&quot;✓&quot;)+([.D5]=&quot;✓&quot;)+([.E5]=&quot;✓&quot;)+([.F5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tform_layer::get_platform(device const&amp;) const;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6]=&quot;✓&quot;)+([.D6]=&quot;✓&quot;)+([.E6]=&quot;✓&quot;)+([.F6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ry_platform_layer_info(platform_layer const&amp;, platform_query const&amp;, device_query const&amp;)</text:p>
          </table:table-cell>
          <table:table-cell table:number-columns-repeated="3" office:value-type="string" calcext:value-type="string">
            <text:p>✓</text:p>
          </table:table-cell>
          <table:table-cell/>
          <table:table-cell table:formula="of:=([.C7]=&quot;✓&quot;)+([.D7]=&quot;✓&quot;)+([.E7]=&quot;✓&quot;)+([.F7]=&quot;✓&quot;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4" table:style-name="ce2"/>
          <table:covered-table-cell table:style-name="Default"/>
          <table:covered-table-cell table:number-columns-repeated="2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covered-table-cell/>
          <table:covered-table-cell table:number-columns-repeated="4" table:style-name="ce2"/>
          <table:table-cell table:style-name="Default" table:formula="of:=SUM([.G2:.G7])" office:value-type="float" office:value="18" calcext:value-type="float">
            <text:p>18</text:p>
          </table:table-cell>
          <table:table-cell table:formula="of:=4*[.A10]" office:value-type="float" office:value="24" calcext:value-type="float">
            <text:p>24</text:p>
          </table:table-cell>
          <table:table-cell table:style-name="ce5" table:formula="of:=[.G10]/[.H10]" office:value-type="percentage" office:value="0.75" calcext:value-type="percentage">
            <text:p>75.00%</text:p>
          </table:table-cell>
        </table:table-row>
      </table:table>
      <table:table table:name="context.hpp" table:style-name="ta1">
        <table:table-column table:style-name="co1" table:default-cell-style-name="Default"/>
        <table:table-column table:style-name="co11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ext::ctx()</text:p>
          </table:table-cell>
          <table:table-cell table:style-name="ce1" table:number-columns-repeated="4"/>
          <table:table-cell table:style-name="ce4"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xt::get_valid_ctx()</text:p>
          </table:table-cell>
          <table:table-cell table:style-name="ce1" table:number-columns-repeated="4"/>
          <table:table-cell table:style-name="ce4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ext::context(context_properties const&amp;, devices const&amp;, void(*)(...), void*)</text:p>
          </table:table-cell>
          <table:table-cell table:style-name="ce1" table:number-columns-repeated="4"/>
          <table:table-cell table:style-name="ce4"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ext::context(context_properties, device_type_t, void(*)(...), void*)</text:p>
          </table:table-cell>
          <table:table-cell table:style-name="ce1" table:number-columns-repeated="4"/>
          <table:table-cell table:style-name="ce4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ext::context(context const&amp;)</text:p>
          </table:table-cell>
          <table:table-cell table:style-name="ce1" table:number-columns-repeated="4"/>
          <table:table-cell table:style-name="ce4"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ext::operator=(context const&amp;)</text:p>
          </table:table-cell>
          <table:table-cell table:style-name="ce1" table:number-columns-repeated="4"/>
          <table:table-cell table:style-name="ce4"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text::operator==(context const&amp;) const</text:p>
          </table:table-cell>
          <table:table-cell table:style-name="ce1" table:number-columns-repeated="4"/>
          <table:table-cell table:style-name="ce4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text::operator!=(context const&amp;) const</text:p>
          </table:table-cell>
          <table:table-cell table:style-name="ce1" table:number-columns-repeated="4"/>
          <table:table-cell table:style-name="ce4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ext::assign(context const&amp;)</text:p>
          </table:table-cell>
          <table:table-cell table:style-name="ce1" table:number-columns-repeated="4"/>
          <table:table-cell table:style-name="ce4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ext::is_initialized() const</text:p>
          </table:table-cell>
          <table:table-cell table:style-name="ce1" table:number-columns-repeated="4"/>
          <table:table-cell table:style-name="ce4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text::get_info(context_info_t, size_t, void*, size_t*) const</text:p>
          </table:table-cell>
          <table:table-cell table:style-name="ce1" table:number-columns-repeated="4"/>
          <table:table-cell table:style-name="ce4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text::get_reference_count() const</text:p>
          </table:table-cell>
          <table:table-cell table:style-name="ce1" table:number-columns-repeated="4"/>
          <table:table-cell table:style-name="ce4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text::get_num_devices() const</text:p>
          </table:table-cell>
          <table:table-cell table:style-name="ce1" table:number-columns-repeated="4"/>
          <table:table-cell table:style-name="ce4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text::get_devices() const</text:p>
          </table:table-cell>
          <table:table-cell table:style-name="ce1" table:number-columns-repeated="4"/>
          <table:table-cell table:style-name="ce4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text::get_properties() const</text:p>
          </table:table-cell>
          <table:table-cell table:style-name="ce1" table:number-columns-repeated="4"/>
          <table:table-cell table:style-name="ce4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eate_context(context_properties const&amp;, devices const&amp;, void(*)(...), void*)</text:p>
          </table:table-cell>
          <table:table-cell table:style-name="ce1" table:number-columns-repeated="4"/>
          <table:table-cell table:style-name="ce4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17]" office:value-type="float" office:value="16" calcext:value-type="float">
            <text:p>16</text:p>
          </table:table-cell>
          <table:covered-table-cell table:number-columns-repeated="5"/>
          <table:table-cell table:formula="of:=SUM([.G2:.G17])" office:value-type="float" office:value="0" calcext:value-type="float">
            <text:p>0</text:p>
          </table:table-cell>
          <table:table-cell table:formula="of:=4*[.A20]" office:value-type="float" office:value="64" calcext:value-type="float">
            <text:p>64</text:p>
          </table:table-cell>
          <table:table-cell table:style-name="ce5" table:formula="of:=[.G20]/[.H20]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text_properties.hpp" table:style-name="ta1">
        <table:table-column table:style-name="co1" table:default-cell-style-name="Default"/>
        <table:table-column table:style-name="co1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13" table:default-cell-style-name="Default"/>
        <table:table-column table:style-name="co7" table:number-columns-repeated="1015" table:default-cell-style-name="Default"/>
        <table:table-row table:style-name="ro1">
          <table:table-cell table:style-name="Heading" office:value-type="string" calcext:value-type="string">
            <text:p>No</text:p>
          </table:table-cell>
          <table:table-cell table:style-name="Heading" office:value-type="string" calcext:value-type="string">
            <text:p>COMPOUND</text:p>
          </table:table-cell>
          <table:table-cell table:style-name="Heading" office:value-type="string" calcext:value-type="string">
            <text:p>C++</text:p>
          </table:table-cell>
          <table:table-cell table:style-name="Heading" office:value-type="string" calcext:value-type="string">
            <text:p>PYTHON</text:p>
          </table:table-cell>
          <table:table-cell table:style-name="Heading" office:value-type="string" calcext:value-type="string">
            <text:p>TEST</text:p>
          </table:table-cell>
          <table:table-cell table:style-name="Heading" office:value-type="string" calcext:value-type="string">
            <text:p>DOC</text:p>
          </table:table-cell>
          <table:table-cell table:style-name="Heading" office:value-type="string" calcext:value-type="string">
            <text:p>DONE</text:p>
          </table:table-cell>
          <table:table-cell table:style-name="Heading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text_properties::context_properties()</text:p>
          </table:table-cell>
          <table:table-cell table:style-name="ce1" table:number-columns-repeated="4"/>
          <table:table-cell table:style-name="ce4" table:formula="of:=([.C2]=&quot;✓&quot;)+([.D2]=&quot;✓&quot;)+([.E2]=&quot;✓&quot;)+([.F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text_properties::context_properties(context_properties const&amp;)</text:p>
          </table:table-cell>
          <table:table-cell table:style-name="ce1" table:number-columns-repeated="4"/>
          <table:table-cell table:style-name="ce4" table:formula="of:=([.C3]=&quot;✓&quot;)+([.D3]=&quot;✓&quot;)+([.E3]=&quot;✓&quot;)+([.F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ext_properties::context_properties(cl_context_properties const*, size)</text:p>
          </table:table-cell>
          <table:table-cell table:style-name="ce1" table:number-columns-repeated="4"/>
          <table:table-cell table:style-name="ce4" table:formula="of:=([.C4]=&quot;✓&quot;)+([.D4]=&quot;✓&quot;)+([.E4]=&quot;✓&quot;)+([.F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ext_properties::context_properties(std::vector&lt;cl_context_properties&gt; const&amp;)</text:p>
          </table:table-cell>
          <table:table-cell table:style-name="ce1" table:number-columns-repeated="4"/>
          <table:table-cell table:style-name="ce4" table:formula="of:=([.C5]=&quot;✓&quot;)+([.D5]=&quot;✓&quot;)+([.E5]=&quot;✓&quot;)+([.F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ntext_properties::clear()</text:p>
          </table:table-cell>
          <table:table-cell table:style-name="ce1" table:number-columns-repeated="4"/>
          <table:table-cell table:style-name="ce4" table:formula="of:=([.C6]=&quot;✓&quot;)+([.D6]=&quot;✓&quot;)+([.E6]=&quot;✓&quot;)+([.F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ntext_properties::operator==(context_properties const&amp;)</text:p>
          </table:table-cell>
          <table:table-cell table:style-name="ce1" table:number-columns-repeated="4"/>
          <table:table-cell table:style-name="ce4" table:formula="of:=([.C7]=&quot;✓&quot;)+([.D7]=&quot;✓&quot;)+([.E7]=&quot;✓&quot;)+([.F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text_properties::operator!=(context_properties const&amp;)</text:p>
          </table:table-cell>
          <table:table-cell table:style-name="ce1" table:number-columns-repeated="4"/>
          <table:table-cell table:style-name="ce4" table:formula="of:=([.C8]=&quot;✓&quot;)+([.D8]=&quot;✓&quot;)+([.E8]=&quot;✓&quot;)+([.F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ntext_properties::assign(context_properties const&amp;)</text:p>
          </table:table-cell>
          <table:table-cell table:style-name="ce1" table:number-columns-repeated="4"/>
          <table:table-cell table:style-name="ce4" table:formula="of:=([.C9]=&quot;✓&quot;)+([.D9]=&quot;✓&quot;)+([.E9]=&quot;✓&quot;)+([.F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text_properties::assign_array(cl_context_properties const*, size_t)</text:p>
          </table:table-cell>
          <table:table-cell table:style-name="ce1" table:number-columns-repeated="4"/>
          <table:table-cell table:style-name="ce4" table:formula="of:=([.C10]=&quot;✓&quot;)+([.D10]=&quot;✓&quot;)+([.E10]=&quot;✓&quot;)+([.F1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ntext_properties::has_platform() const</text:p>
          </table:table-cell>
          <table:table-cell table:style-name="ce1" table:number-columns-repeated="4"/>
          <table:table-cell table:style-name="ce4" table:formula="of:=([.C11]=&quot;✓&quot;)+([.D11]=&quot;✓&quot;)+([.E11]=&quot;✓&quot;)+([.F1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ntext_properties::has_platform_id() const</text:p>
          </table:table-cell>
          <table:table-cell table:style-name="ce1" table:number-columns-repeated="4"/>
          <table:table-cell table:style-name="ce4" table:formula="of:=([.C12]=&quot;✓&quot;)+([.D12]=&quot;✓&quot;)+([.E12]=&quot;✓&quot;)+([.F1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ontext_properties::has_interop_user_sync() const</text:p>
          </table:table-cell>
          <table:table-cell table:style-name="ce1" table:number-columns-repeated="4"/>
          <table:table-cell table:style-name="ce4" table:formula="of:=([.C13]=&quot;✓&quot;)+([.D13]=&quot;✓&quot;)+([.E13]=&quot;✓&quot;)+([.F1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text_properties::platform() const</text:p>
          </table:table-cell>
          <table:table-cell table:style-name="ce1" table:number-columns-repeated="4"/>
          <table:table-cell table:style-name="ce4" table:formula="of:=([.C14]=&quot;✓&quot;)+([.D14]=&quot;✓&quot;)+([.E14]=&quot;✓&quot;)+([.F14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text_properties::platform_id() const</text:p>
          </table:table-cell>
          <table:table-cell table:style-name="ce1" table:number-columns-repeated="4"/>
          <table:table-cell table:style-name="ce4" table:formula="of:=([.C15]=&quot;✓&quot;)+([.D15]=&quot;✓&quot;)+([.E15]=&quot;✓&quot;)+([.F15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ntext_properties::interop_user_sync() const</text:p>
          </table:table-cell>
          <table:table-cell table:style-name="ce1" table:number-columns-repeated="4"/>
          <table:table-cell table:style-name="ce4" table:formula="of:=([.C16]=&quot;✓&quot;)+([.D16]=&quot;✓&quot;)+([.E16]=&quot;✓&quot;)+([.F16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text_properties::set_platform(platform const&amp;)</text:p>
          </table:table-cell>
          <table:table-cell table:style-name="ce1" table:number-columns-repeated="4"/>
          <table:table-cell table:style-name="ce4" table:formula="of:=([.C17]=&quot;✓&quot;)+([.D17]=&quot;✓&quot;)+([.E17]=&quot;✓&quot;)+([.F17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ontext_properties::set_platform_id(cl_platform_id)</text:p>
          </table:table-cell>
          <table:table-cell table:style-name="ce1" table:number-columns-repeated="4"/>
          <table:table-cell table:style-name="ce4" table:formula="of:=([.C18]=&quot;✓&quot;)+([.D18]=&quot;✓&quot;)+([.E18]=&quot;✓&quot;)+([.F18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ntext_properties::set_interop_user_sync(cl_bool)</text:p>
          </table:table-cell>
          <table:table-cell table:style-name="ce1" table:number-columns-repeated="4"/>
          <table:table-cell table:style-name="ce4" table:formula="of:=([.C19]=&quot;✓&quot;)+([.D19]=&quot;✓&quot;)+([.E19]=&quot;✓&quot;)+([.F19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ntext_properties::clear_platform_id()</text:p>
          </table:table-cell>
          <table:table-cell table:style-name="ce1" table:number-columns-repeated="4"/>
          <table:table-cell table:style-name="ce4" table:formula="of:=([.C20]=&quot;✓&quot;)+([.D20]=&quot;✓&quot;)+([.E20]=&quot;✓&quot;)+([.F20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ontext_properties::clear_interop_user_sync()</text:p>
          </table:table-cell>
          <table:table-cell table:style-name="ce1" table:number-columns-repeated="4"/>
          <table:table-cell table:style-name="ce4" table:formula="of:=([.C21]=&quot;✓&quot;)+([.D21]=&quot;✓&quot;)+([.E21]=&quot;✓&quot;)+([.F21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ontext_properties::array_size() const</text:p>
          </table:table-cell>
          <table:table-cell table:style-name="ce1" table:number-columns-repeated="4"/>
          <table:table-cell table:style-name="ce4" table:formula="of:=([.C22]=&quot;✓&quot;)+([.D22]=&quot;✓&quot;)+([.E22]=&quot;✓&quot;)+([.F22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ontext_properties::fill_array(cl_context_properties*, size_t) const</text:p>
          </table:table-cell>
          <table:table-cell table:style-name="ce1" table:number-columns-repeated="4"/>
          <table:table-cell table:style-name="ce4" table:formula="of:=([.C23]=&quot;✓&quot;)+([.D23]=&quot;✓&quot;)+([.E23]=&quot;✓&quot;)+([.F23]=&quot;✓&quot;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Heading" office:value-type="string" calcext:value-type="string" table:number-columns-spanned="9" table:number-rows-spanned="1">
            <text:p>SUMMARY</text:p>
          </table:table-cell>
          <table:covered-table-cell table:style-name="Heading"/>
          <table:covered-table-cell table:number-columns-repeated="7"/>
          <table:table-cell table:number-columns-repeated="1015"/>
        </table:table-row>
        <table:table-row table:style-name="ro1">
          <table:table-cell table:style-name="Heading" office:value-type="string" calcext:value-type="string">
            <text:p>N</text:p>
          </table:table-cell>
          <table:table-cell table:style-name="Heading" table:number-columns-spanned="5" table:number-rows-spanned="2"/>
          <table:covered-table-cell table:number-columns-repeated="4" table:style-name="ce3"/>
          <table:table-cell table:style-name="Heading" office:value-type="string" calcext:value-type="string">
            <text:p>DONE</text:p>
          </table:table-cell>
          <table:table-cell table:style-name="Heading" office:value-type="string" calcext:value-type="string">
            <text:p>PLANNED</text:p>
          </table:table-cell>
          <table:table-cell table:style-name="Heading" office:value-type="string" calcext:value-type="string">
            <text:p>%</text:p>
          </table:table-cell>
          <table:table-cell table:style-name="Heading" table:number-columns-repeated="1015"/>
        </table:table-row>
        <table:table-row table:style-name="ro1">
          <table:table-cell table:formula="of:=[.A23]" office:value-type="float" office:value="22" calcext:value-type="float">
            <text:p>22</text:p>
          </table:table-cell>
          <table:covered-table-cell table:number-columns-repeated="5"/>
          <table:table-cell table:formula="of:=SUM([.G2:.G23])" office:value-type="float" office:value="0" calcext:value-type="float">
            <text:p>0</text:p>
          </table:table-cell>
          <table:table-cell table:formula="of:=4*[.A26]" office:value-type="float" office:value="88" calcext:value-type="float">
            <text:p>88</text:p>
          </table:table-cell>
          <table:table-cell table:style-name="ce5" table:formula="of:=[.G26]/[.H26]" office:value-type="percentage" office:value="0" calcext:value-type="percentage">
            <text:p>0.00%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1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19:35:46.7189789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4-11-02T23:16:25.318165261</dc:date>
    <dc:creator>Paweł Tomulik</dc:creator>
    <meta:editing-duration>PT5H3M18S</meta:editing-duration>
    <meta:editing-cycles>83</meta:editing-cycles>
    <meta:generator>LibreOffice/4.3.3.2$Linux_X86_64 LibreOffice_project/430m0$Build-2</meta:generator>
    <meta:document-statistic meta:table-count="7" meta:cell-count="1056" meta:object-count="0"/>
  </office:meta>
</office:document-meta>
</file>